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600000220AD82FAD03E828FA9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53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29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32pt" fo:font-weight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size="32pt" fo:font-weight="normal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858cm" svg:height="2.783cm" svg:x="1.155cm" svg:y="47.597cm">
          <draw:text-box>
            <text:p text:style-name="P1"><text:span text:style-name="T1">Colorized images</text:span></text:p>
          </draw:text-box>
        </draw:frame>
        <draw:frame draw:style-name="gr2" draw:text-style-name="P3" draw:layer="layout" svg:width="23.4cm" svg:height="17.152cm" svg:x="1cm" svg:y="0.947cm">
          <draw:image xlink:href="Pictures/10000000000002E600000220AD82FAD03E828FA9.png" xlink:type="simple" xlink:show="embed" xlink:actuate="onLoad">
            <text:p/>
          </draw:image>
        </draw:frame>
        <draw:frame draw:style-name="gr3" draw:text-style-name="P4" draw:layer="layout" svg:width="8.255cm" svg:height="1.543cm" svg:x="8.366cm" svg:y="18.253cm">
          <draw:text-box>
            <text:p><text:span text:style-name="T2">Fig. source: [7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5:43:00.870578084</meta:creation-date>
    <dc:date>2017-04-29T21:38:42.216326732</dc:date>
    <meta:editing-duration>PT4H46M15S</meta:editing-duration>
    <meta:editing-cycles>63</meta:editing-cycles>
    <meta:generator>LibreOffice/5.1.6.2$Linux_X86_64 LibreOffice_project/10m0$Build-2</meta:generator>
    <meta:document-statistic meta:object-count="3"/>
  </office:meta>
</office:document-meta>
</file>